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automatic-styles>
    <style:style style:name="P1" style:family="paragraph">
      <style:text-properties fo:font-weight="bold"/>
    </style:style>
    <style:style style:name="P2" style:family="paragraph">
      <style:text-properties fo:font-style="italic"/>
    </style:style>
    <style:style style:name="P3" style:family="paragraph">
      <style:text-properties fo:color="#0066cc"/>
    </style:style>
    <style:style style:name="P4" style:family="paragraph">
      <style:paragraph-properties fo:text-align="center"/>
      <style:text-properties/>
    </style:style>
    <style:style style:name="P5" style:family="paragraph">
      <style:text-properties fo:font-size="18pt"/>
    </style:style>
  </office:automatic-styles>
  <office:body>
    <office:text>
      <text:h text:style-name="Heading1" text:outline-level="1">tinydocx Demo</text:h>
      <text:p text:style-name="Standard">This is a test document generated by tinydocx.</text:p>
      <text:p text:style-name="Standard"/>
      <text:h text:style-name="Heading2" text:outline-level="2">Features</text:h>
      <text:p text:style-name="P1">Bold text</text:p>
      <text:p text:style-name="P2">Italic text</text:p>
      <text:p text:style-name="P3">Colored text</text:p>
      <text:p text:style-name="P4">Centered text</text:p>
      <text:p text:style-name="Standard">────────────────────────────────────────</text:p>
      <text:p text:style-name="P5">Custom size text (18p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Standard" style:family="paragraph"/>
    <style:style style:name="Heading1" style:family="paragraph">
      <style:text-properties fo:font-size="24pt" fo:font-weight="bold"/>
    </style:style>
    <style:style style:name="Heading2" style:family="paragraph">
      <style:text-properties fo:font-size="18pt" fo:font-weight="bold"/>
    </style:style>
    <style:style style:name="Heading3" style:family="paragraph">
      <style:text-properties fo:font-size="14pt" fo:font-weight="bold"/>
    </style:style>
  </office:styles>
</office:document-styles>
</file>